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2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gr1" style:family="graphic">
      <style:graphic-properties draw:textarea-horizontal-align="justify" draw:textarea-vertical-align="middle" draw:auto-grow-height="false" fo:min-height="8.952cm" fo:min-width="8.9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8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text:anchor-type="paragraph" draw:z-index="13" draw:name="Shape15" draw:style-name="gr7" draw:text-style-name="P5" svg:width="14.927cm" svg:height="1.479cm" svg:x="0.982cm" svg:y="0.099cm"><draw:text-box><text:p><text:span text:style-name="T3"><text:tab/></text:span><text:span text:style-name="T3"><text:tab/></text:span><text:span text:style-name="T3"><text:tab/></text:span><text:span text:style-name="T3"> <text:s text:c="4"/></text:span><text:span text:style-name="T4">Computer Architecture Project</text:span><text:span text:style-name="T3"> </text:span></text:p><text:p><text:span text:style-name="T3"><text:tab/></text:span><text:span text:style-name="T3"><text:tab/></text:span><text:span text:style-name="T3"><text:tab/></text:span><text:span text:style-name="T3"> <text:s text:c="3"/></text:span><text:span text:style-name="T3">(Directe Mapped Cache 256 x 16)</text:span></text:p></draw:text-box></draw:frame></text:p>
      <text:p text:style-name="Standard"/>
      <text:p text:style-name="Standard"><draw:line text:anchor-type="paragraph" draw:z-index="1" draw:name="Shape2" draw:style-name="gr2" draw:text-style-name="P1" svg:x1="0.497cm" svg:y1="4.352cm" svg:x2="4.023cm" svg:y2="4.352cm"><text:p/></draw:line><draw:frame text:anchor-type="paragraph" draw:z-index="12" draw:name="Shape14" draw:style-name="gr6" draw:text-style-name="P3" svg:width="2.802cm" svg:height="0.976cm" svg:x="0.958cm" svg:y="6.484cm"><draw:text-box><text:p>Cache Miss (request stall)</text:p></draw:text-box></draw:frame><draw:line text:anchor-type="paragraph" draw:z-index="2" draw:name="Shape3" draw:style-name="gr2" draw:text-style-name="P1" svg:x1="0.321cm" svg:y1="7.018cm" svg:x2="4.023cm" svg:y2="6.997cm"><text:p/></draw:line><draw:frame text:anchor-type="paragraph" draw:z-index="11" draw:name="Shape13" draw:style-name="gr5" draw:text-style-name="P3" svg:width="2.911cm" svg:height="0.489cm" svg:x="0.63cm" svg:y="8.934cm"><draw:text-box><text:p>Cache Hit return</text:p></draw:text-box></draw:frame><draw:line text:anchor-type="paragraph" draw:z-index="3" draw:name="Shape4" draw:style-name="gr2" draw:text-style-name="P1" svg:x1="0.407cm" svg:y1="9.467cm" svg:x2="4.023cm" svg:y2="9.423cm"><text:p/></draw:line><draw:custom-shape text:anchor-type="paragraph" draw:z-index="0" draw:name="Shape1" draw:style-name="gr1" draw:text-style-name="P1" svg:width="8.953cm" svg:height="8.953cm" svg:x="4.023cm" svg:y="2.325cm"><text:p/><draw:enhanced-geometry svg:viewBox="0 0 21600 21600" draw:type="rectangle" draw:enhanced-path="M 0 0 L 21600 0 21600 21600 0 21600 0 0 Z N"/></draw:custom-shape><draw:frame text:anchor-type="paragraph" draw:z-index="7" draw:name="Shape8" draw:style-name="gr3" draw:text-style-name="P2" svg:width="6.462cm" svg:height="3.814cm" svg:x="5.457cm" svg:y="5.939cm"><draw:text-box><text:p><text:span text:style-name="T1">Cache 256 x 16</text:span></text:p></draw:text-box></draw:frame><draw:frame text:anchor-type="paragraph" draw:z-index="9" draw:name="Shape11" draw:style-name="gr5" draw:text-style-name="P4" svg:width="3.749cm" svg:height="0.489cm" svg:x="13.593cm" svg:y="9.07cm"><draw:text-box><text:p><text:span text:style-name="T2">Memory Read</text:span></text:p></draw:text-box></draw:frame><draw:line text:anchor-type="paragraph" draw:z-index="6" draw:name="Shape7" draw:style-name="gr2" draw:text-style-name="P1" svg:x1="12.975cm" svg:y1="9.687cm" svg:x2="17.385cm" svg:y2="9.708cm"><text:p/></draw:line><draw:frame text:anchor-type="paragraph" draw:z-index="8" draw:name="Shape10" draw:style-name="gr4" draw:text-style-name="P3" svg:width="3.529cm" svg:height="0.639cm" svg:x="13.638cm" svg:y="6.138cm"><draw:text-box><text:p>Memory Write</text:p></draw:text-box></draw:frame><draw:line text:anchor-type="paragraph" draw:z-index="5" draw:name="Shape6" draw:style-name="gr2" draw:text-style-name="P1" svg:x1="12.975cm" svg:y1="6.666cm" svg:x2="17.23cm" svg:y2="6.666cm"><text:p/></draw:line><draw:line text:anchor-type="paragraph" draw:z-index="4" draw:name="Shape5" draw:style-name="gr2" draw:text-style-name="P1" svg:x1="12.975cm" svg:y1="3.976cm" svg:x2="16.877cm" svg:y2="3.976cm"><text:p/></draw:line><draw:frame text:anchor-type="paragraph" draw:z-index="10" draw:name="Shape12" draw:style-name="gr5" draw:text-style-name="P3" svg:width="2.911cm" svg:height="0.489cm" svg:x="0.76cm" svg:y="3.863cm"><draw:text-box><text:p>Cache Request</text:p></draw:text-box></draw:frame><draw:frame text:anchor-type="paragraph" draw:z-index="14" draw:name="Shape9" draw:style-name="gr8" draw:text-style-name="P3" svg:width="2.888cm" svg:height="0.489cm" svg:x="13.55cm" svg:y="3.403cm"><draw:text-box><text:p>Mis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8:10:37.058094731</meta:creation-date>
    <dc:date>2018-11-19T10:43:15.899162938</dc:date>
    <meta:editing-duration>PT16M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